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pitch="variable" style:font-charset="x-symbol"/>
    <style:font-face style:name="Arial-BoldItalicMT" svg:font-family="Arial-BoldItalicMT"/>
    <style:font-face style:name="ArialMT" svg:font-family="ArialMT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áblázat1" style:family="table">
      <style:table-properties style:width="18.995cm" table:align="left" style:shadow="none"/>
    </style:style>
    <style:style style:name="Táblázat1.A" style:family="table-column">
      <style:table-column-properties style:column-width="6.992cm"/>
    </style:style>
    <style:style style:name="Táblázat1.B" style:family="table-column">
      <style:table-column-properties style:column-width="1.997cm"/>
    </style:style>
    <style:style style:name="Táblázat1.C" style:family="table-column">
      <style:table-column-properties style:column-width="2.004cm"/>
    </style:style>
    <style:style style:name="Táblázat1.D" style:family="table-column">
      <style:table-column-properties style:column-width="2cm"/>
    </style:style>
    <style:style style:name="Táblázat1.G" style:family="table-column">
      <style:table-column-properties style:column-width="1.967cm"/>
    </style:style>
    <style:style style:name="Táblázat1.1" style:family="table-row"/>
    <style:style style:name="Táblázat1.A1" style:family="table-cell">
      <style:table-cell-properties style:vertical-align="middle" fo:background-color="#000000" fo:padding="0cm" fo:border-left="0.018cm solid #ffffff" fo:border-right="none" fo:border-top="0.018cm solid #ffffff" fo:border-bottom="0.018cm solid #ffffff">
        <style:background-image/>
      </style:table-cell-properties>
    </style:style>
    <style:style style:name="Táblázat1.G1" style:family="table-cell">
      <style:table-cell-properties style:vertical-align="middle" fo:background-color="#000000" fo:padding="0cm" fo:border="0.018cm solid #ffffff">
        <style:background-image/>
      </style:table-cell-properties>
    </style:style>
    <style:style style:name="Táblázat1.A2" style:family="table-cell">
      <style:table-cell-properties style:vertical-align="middle" fo:background-color="#b3b3b3" fo:padding="0cm" fo:border-left="0.018cm solid #ffffff" fo:border-right="none" fo:border-top="none" fo:border-bottom="0.018cm solid #ffffff">
        <style:background-image/>
      </style:table-cell-properties>
    </style:style>
    <style:style style:name="Táblázat1.B2" style:family="table-cell">
      <style:table-cell-properties style:vertical-align="middle" fo:background-color="#e6e6e6" fo:padding="0cm" fo:border-left="0.018cm solid #ffffff" fo:border-right="none" fo:border-top="none" fo:border-bottom="0.018cm solid #ffffff">
        <style:background-image/>
      </style:table-cell-properties>
    </style:style>
    <style:style style:name="Táblázat1.C2" style:family="table-cell">
      <style:table-cell-properties style:vertical-align="middle" fo:background-color="#cccccc" fo:padding="0cm" fo:border-left="0.018cm solid #ffffff" fo:border-right="none" fo:border-top="none" fo:border-bottom="0.018cm solid #ffffff">
        <style:background-image/>
      </style:table-cell-properties>
    </style:style>
    <style:style style:name="Táblázat1.G2" style:family="table-cell">
      <style:table-cell-properties style:vertical-align="middle" fo:background-color="#cccc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7pt" fo:font-style="italic" fo:font-weight="bold" style:font-name-asian="Arial-BoldItalicMT" style:font-size-asian="7pt" style:font-style-asian="italic" style:font-weight-asian="bold" style:font-name-complex="Arial-BoldItalicMT" style:font-size-complex="7pt" style:font-style-complex="italic" style:font-weight-complex="bold"/>
    </style:style>
    <style:style style:name="P2" style:family="paragraph" style:parent-style-name="Standard">
      <style:paragraph-properties style:text-autospace="none"/>
      <style:text-properties style:font-name="Arial" fo:font-size="9pt" fo:font-style="italic" fo:font-weight="normal" style:font-name-asian="Arial-BoldItalicMT" style:font-size-asian="9pt" style:font-style-asian="italic" style:font-weight-asian="normal" style:font-name-complex="Arial-BoldItalicMT" style:font-size-complex="9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OpenSymbo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style:text-autospace="none"/>
      <style:text-properties style:font-name="Arial" fo:font-size="9pt" fo:font-style="italic" fo:font-weight="normal" style:font-name-asian="ArialMT" style:font-size-asian="9pt" style:font-style-asian="italic" style:font-weight-asian="normal" style:font-name-complex="ArialMT" style:font-size-complex="9pt" style:font-style-complex="italic" style:font-weight-complex="normal"/>
    </style:style>
    <style:style style:name="P6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rial" fo:font-size="9pt" style:font-size-asian="9pt" style:font-size-complex="9pt"/>
    </style:style>
    <style:style style:name="T1" style:family="text">
      <style:text-properties style:font-name-asian="Arial-BoldItalicMT" style:font-name-complex="Arial-BoldItalicMT"/>
    </style:style>
    <style:style style:name="T2" style:family="text">
      <style:text-properties style:font-name-asian="ArialMT" style:font-name-complex="ArialMT"/>
    </style:style>
    <style:style style:name="T3" style:family="text">
      <style:text-properties style:font-name-asian="OpenSymbol" style:font-name-complex="OpenSymbol"/>
    </style:style>
    <style:style style:name="T4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 table:number-columns-repeated="3"/>
        <table:table-column table:style-name="Táblázat1.G"/>
        <table:table-header-rows>
          <table:table-row table:style-name="Táblázat1.1">
            <table:table-cell table:style-name="Táblázat1.A1" office:value-type="string">
              <text:p text:style-name="P1">Jellemző</text:p>
            </table:table-cell>
            <table:table-cell table:style-name="Táblázat1.A1" office:value-type="string">
              <text:p text:style-name="P1">OpenOffice.org 2.0</text:p>
            </table:table-cell>
            <table:table-cell table:style-name="Táblázat1.A1" office:value-type="string">
              <text:p text:style-name="P1"><text:span text:style-name="T1">OpenOffice.org FSF.hu változat</text:span></text:p>
            </table:table-cell>
            <table:table-cell table:style-name="Táblázat1.A1" office:value-type="string">
              <text:p text:style-name="P1"><text:span text:style-name="T1">SpringOffice 2004 Professional</text:span></text:p>
            </table:table-cell>
            <table:table-cell table:style-name="Táblázat1.A1" office:value-type="string">
              <text:p text:style-name="P1">MS Office 2003 Professional</text:p>
            </table:table-cell>
            <table:table-cell table:style-name="Táblázat1.A1" office:value-type="string">
              <text:p text:style-name="P1">MagyarOffice 2.0 Prof.</text:p>
            </table:table-cell>
            <table:table-cell table:style-name="Táblázat1.G1" office:value-type="string">
              <text:p text:style-name="P1">OpenOffice.org Novell és RedHat kiadás</text:p>
            </table:table-cell>
          </table:table-row>
        </table:table-header-rows>
        <table:table-row>
          <table:table-cell table:style-name="Táblázat1.A2" office:value-type="string">
            <text:p text:style-name="P2"><text:span text:style-name="T2">PDF dokumentum </text:span><text:span text:style-name="T2">előállítása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2"><text:span text:style-name="T2">Magyar </text:span><text:span text:style-name="T2">nyelvű </text:span><text:span text:style-name="T2">Súgó</text:span></text:p>
          </table:table-cell>
          <table:table-cell table:style-name="Táblázat1.B2" office:value-type="string">
            <text:p text:style-name="P4"><text:span text:style-name="T4"/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2"><text:span text:style-name="T2">Helyesírás-</text:span><text:span text:style-name="T2">ellenőrző</text:span>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2"><text:span text:style-name="T2">A legjobb magyar helyesírás-</text:span><text:span text:style-name="T2">ellenőrző</text:span>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Szerződésminták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2"><text:span text:style-name="T2">Magyar </text:span><text:span text:style-name="T2">nyelvű <text:s/></text:span><text:span text:style-name="T2">támogatás</text:span></text:p>
          </table:table-cell>
          <table:table-cell table:style-name="Táblázat1.B2" office:value-type="string">
            <text:p text:style-name="P6"><text:span text:style-name="T4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Esztétikus, kellemes megjelenés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Linux platformok támogatása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Windows platformok támogatása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2"><text:span text:style-name="T2">Több millió </text:span><text:span text:style-name="T2">színű </text:span><text:span text:style-name="T2">ikonok Windowson</text:span>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2"><text:span text:style-name="T2">Több millió </text:span><text:span text:style-name="T2">színű </text:span><text:span text:style-name="T2">ikonok Linuxon</text:span>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Céges háttér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Telefonos telepítési támogatás*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Stabil/tesztelt változat kiadása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Dokumentum küldése emailben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PDF dokumentum küldése emailben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XML fájlformátum támogatása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>Enterprise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VisualBasic Makrók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StarBasic Makrók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Többfelhasználós beállítások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Felhasználói kézikönyv magyar nyelven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On-line ingyenes frissítés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Automatikus elválasztás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Automatikus szókiegészítés tanulással</text:p>
          </table:table-cell>
          <table:table-cell table:style-name="Táblázat1.B2" office:value-type="string">
            <text:p text:style-name="P4"><text:span text:style-name="T4"></text:span></text:p>
          </table:table-cell>
          <table:table-cell table:style-name="Táblázat1.C2" office:value-type="string">
            <text:p text:style-name="P4"><text:span text:style-name="T4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Magyar Acrobat Reader PDF-olvasó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Java Runtime Environment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Szótár</text:p>
          </table:table-cell>
          <table:table-cell table:style-name="Táblázat1.B2" office:value-type="string">
            <text:p text:style-name="P3"><text:span text:style-name="T3"/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HelpDesk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  <table:table-row>
          <table:table-cell table:style-name="Táblázat1.A2" office:value-type="string">
            <text:p text:style-name="P5">Firefox <text:span text:style-name="T2">böngésző</text:span>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Thunderbird <text:span text:style-name="T2">levelező</text:span>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Játékok (Sakk, stb.)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Távoli elérés VNC szoftver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<text:span text:style-name="T2">Képszerkesztő </text:span>(fotoretusáló) program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<text:span text:style-name="T2">Diagramkészítő </text:span>program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4"/>
          </table:table-cell>
          <table:table-cell table:style-name="Táblázat1.G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5">Vektorgrafikus <text:span text:style-name="T2">szerkesztő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3"><text:span text:style-name="T3"></text:span></text:p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C2" office:value-type="string">
            <text:p text:style-name="P4"/>
          </table:table-cell>
          <table:table-cell table:style-name="Táblázat1.B2" office:value-type="string">
            <text:p text:style-name="P3"><text:span text:style-name="T3"></text:span></text:p>
          </table:table-cell>
          <table:table-cell table:style-name="Táblázat1.G2" office:value-type="string">
            <text:p text:style-name="P3"><text:span text:style-name="T3">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pitch="variable" style:font-charset="x-symbol"/>
    <style:font-face style:name="Arial-BoldItalicMT" svg:font-family="Arial-BoldItalicMT"/>
    <style:font-face style:name="ArialMT" svg:font-family="ArialMT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2$Win32 OpenOffice.org_project/680m122$Build-8941</meta:generator>
    <meta:creation-date>2005-08-06T14:05:31</meta:creation-date>
    <dc:date>2005-08-06T14:56:02</dc:date>
    <dc:language>hu-HU</dc:language>
    <meta:editing-cycles>9</meta:editing-cycles>
    <meta:editing-duration>PT50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7" meta:word-count="124" meta:character-count="1190"/>
  </office:meta>
</office:document-meta>
</file>